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000000000080000000847A438DB07CDB766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" svg:font-family="" style:font-family-generic="roman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0099b5f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b3970d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009a12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009a12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009a12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b38387" officeooo:paragraph-rsid="00b38387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27f31d" officeooo:paragraph-rsid="0027f31d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5b0362" officeooo:paragraph-rsid="0009a129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95d3" officeooo:paragraph-rsid="004a95d3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style:text-underline-style="none" officeooo:rsid="00a3b732" officeooo:paragraph-rsid="0009a129" style:font-size-asian="9.60000038146973pt" style:font-size-complex="11pt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27f31d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1c756" officeooo:paragraph-rsid="00099b5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e3791" officeooo:paragraph-rsid="0009a129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009a129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09a129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a30144" officeooo:paragraph-rsid="004a95d3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4pt" fo:font-weight="normal" officeooo:rsid="00661cde" officeooo:paragraph-rsid="0009a12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bold" officeooo:rsid="0090a023" officeooo:paragraph-rsid="0009a12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normal" officeooo:rsid="0090a023" officeooo:paragraph-rsid="008c881a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6pt" fo:font-weight="normal" officeooo:rsid="0051c756" officeooo:paragraph-rsid="00099b5f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3a1f22" officeooo:paragraph-rsid="00099b5f" style:font-size-asian="5.25pt" style:font-weight-asian="bold" style:font-size-complex="6pt" style:font-weight-complex="bold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96c14"/>
    </style:style>
    <style:style style:name="P32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fo:font-size="16pt" officeooo:paragraph-rsid="0009a129" style:font-size-asian="14pt" style:font-size-complex="16pt"/>
    </style:style>
    <style:style style:name="P33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5pt" style:text-underline-style="none" fo:font-weight="normal" officeooo:rsid="00b6b3da" officeooo:paragraph-rsid="00b6b3da" style:font-size-asian="4.34999990463257pt" style:font-weight-asian="normal" style:font-size-complex="5pt" style:font-weight-complex="normal"/>
    </style:style>
    <style:style style:name="P35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6pt" style:text-underline-style="none" fo:font-weight="normal" officeooo:rsid="00b6b3da" officeooo:paragraph-rsid="00b6b3da" style:font-size-asian="5.25pt" style:font-weight-asian="normal" style:font-size-complex="6pt" style:font-weight-complex="normal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8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39" style:family="paragraph" style:parent-style-name="Standard">
      <style:paragraph-properties fo:line-height="115%"/>
      <style:text-properties style:font-name="Serif" fo:font-size="13pt" fo:font-weight="bold" officeooo:rsid="008bc518" officeooo:paragraph-rsid="0009a129" style:font-size-asian="13pt" style:font-weight-asian="bold" style:font-size-complex="13pt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099b5f" style:font-size-asian="11pt" style:font-size-complex="11pt"/>
    </style:style>
    <style:style style:name="P41" style:family="paragraph" style:parent-style-name="Standard">
      <style:paragraph-properties fo:line-height="115%"/>
      <style:text-properties style:font-name="Serif" fo:font-size="11pt" officeooo:rsid="0081bbc1" officeooo:paragraph-rsid="0009a129" style:font-size-asian="11pt" style:font-size-complex="11pt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line-height="115%"/>
      <style:text-properties style:font-name="Serif" fo:font-size="11pt" fo:font-weight="normal" officeooo:rsid="008bc518" officeooo:paragraph-rsid="0009a129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line-height="115%"/>
      <style:text-properties style:font-name="Serif" fo:font-size="11pt" fo:font-weight="bold" officeooo:rsid="008bbaa0" officeooo:paragraph-rsid="0009a129" style:font-size-asian="9.60000038146973pt" style:font-weight-asian="bold" style:font-size-complex="11pt" style:font-weight-complex="bold"/>
    </style:style>
    <style:style style:name="P45" style:family="paragraph" style:parent-style-name="Standard">
      <style:paragraph-properties fo:line-height="115%"/>
      <style:text-properties style:font-name="Serif" fo:font-size="11pt" fo:font-style="italic" officeooo:rsid="00811e01" officeooo:paragraph-rsid="0009a129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line-height="115%"/>
      <style:text-properties style:font-name="Serif" fo:font-size="14pt" officeooo:rsid="0081bbc1" officeooo:paragraph-rsid="0009a129" style:font-size-asian="12.25pt" style:font-size-complex="14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Serif" fo:font-size="7pt" fo:font-weight="normal" officeooo:rsid="001aad00" officeooo:paragraph-rsid="00099b5f" style:font-size-asian="6.09999990463257pt" style:font-weight-asian="normal" style:font-size-complex="7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Serif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099b5f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Serif" fo:font-size="8pt" fo:font-weight="bold" officeooo:rsid="002a3ec5" officeooo:paragraph-rsid="00099b5f" style:font-size-asian="7pt" style:font-weight-asian="bold" style:font-size-complex="8pt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Serif" fo:font-size="6pt" fo:font-weight="normal" officeooo:rsid="001aad00" officeooo:paragraph-rsid="00099b5f" style:font-size-asian="5.25pt" style:font-weight-asian="normal" style:font-size-complex="6pt" style:font-weight-complex="normal"/>
    </style:style>
    <style:style style:name="P52" style:family="paragraph" style:parent-style-name="Standard">
      <style:paragraph-properties fo:line-height="100%"/>
      <style:text-properties style:font-name="Serif" fo:font-size="6pt" fo:font-weight="bold" officeooo:rsid="001816eb" officeooo:paragraph-rsid="00099b5f" style:font-size-asian="5.25pt" style:font-weight-asian="bold" style:font-size-complex="6pt" style:font-weight-complex="bold"/>
    </style:style>
    <style:style style:name="P5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56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57" style:family="paragraph" style:parent-style-name="Standard" style:master-page-name="">
      <style:paragraph-properties fo:text-align="start" style:justify-single-word="false" style:page-number="auto"/>
      <style:text-properties style:font-name="Serif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009a129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Serif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margin-top="0in" fo:margin-bottom="0in" loext:contextual-spacing="false"/>
      <style:text-properties style:font-name="Serif" fo:font-size="11pt" style:font-size-asian="11pt" style:font-size-complex="11pt"/>
    </style:style>
    <style:style style:name="P65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50b826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25e6d" officeooo:paragraph-rsid="00525e6d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5a99ba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605768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009a129" style:font-size-asian="11pt" style:font-weight-asian="normal" style:font-size-complex="11pt" style:font-weight-complex="normal"/>
    </style:style>
    <style:style style:name="P70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009a129" style:font-size-asian="11pt" style:font-weight-asian="normal" style:font-size-complex="11pt" style:font-weight-complex="normal"/>
    </style:style>
    <style:style style:name="P71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009a129" style:font-size-asian="11pt" style:font-weight-asian="normal" style:font-size-complex="11pt" style:font-weight-complex="normal"/>
    </style:style>
    <style:style style:name="P72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009a129" style:font-size-asian="11pt" style:font-weight-asian="normal" style:font-size-complex="11pt" style:font-weight-complex="normal"/>
    </style:style>
    <style:style style:name="P73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09a129" style:font-size-asian="11pt" style:font-weight-asian="bold" style:font-size-complex="11pt" style:font-weight-complex="bold"/>
    </style:style>
    <style:style style:name="P74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09a129" style:font-size-asian="11pt" style:font-weight-asian="bold" style:font-size-complex="11pt" style:font-weight-complex="bold"/>
    </style:style>
    <style:style style:name="P75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09a129" style:font-size-asian="11pt" style:font-weight-asian="bold" style:font-size-complex="11pt" style:font-weight-complex="bold"/>
    </style:style>
    <style:style style:name="P76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77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78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009a129" style:font-size-asian="9.60000038146973pt" style:font-weight-asian="bold" style:font-size-complex="11pt" style:font-weight-complex="bold"/>
    </style:style>
    <style:style style:name="P79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09a129" style:font-size-asian="9.60000038146973pt" style:font-weight-asian="bold" style:font-size-complex="11pt" style:font-weight-complex="bold"/>
    </style:style>
    <style:style style:name="P80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6pt" style:text-underline-style="none" fo:font-weight="normal" officeooo:rsid="007a921a" officeooo:paragraph-rsid="007924d5" style:font-size-asian="5.25pt" style:font-weight-asian="normal" style:font-size-complex="6pt" style:font-weight-complex="normal"/>
    </style:style>
    <style:style style:name="P84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6pt" fo:font-weight="normal" officeooo:rsid="008e5bdd" officeooo:paragraph-rsid="008c881a" style:font-size-asian="5.25pt" style:font-weight-asian="normal" style:font-size-complex="6pt" style:font-weight-complex="normal"/>
    </style:style>
    <style:style style:name="P85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6pt" style:text-underline-style="none" fo:font-weight="normal" officeooo:rsid="004b94ff" officeooo:paragraph-rsid="004a95d3" style:font-size-asian="14pt" style:font-weight-asian="normal" style:font-size-complex="16pt" style:font-weight-complex="normal"/>
    </style:style>
    <style:style style:name="P8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099b5f" style:font-size-asian="13pt" style:font-weight-asian="bold" style:font-size-complex="13pt" style:font-weight-complex="bold"/>
    </style:style>
    <style:style style:name="P87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88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6a3b64"/>
    </style:style>
    <style:style style:name="P89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4a95d3"/>
    </style:style>
    <style:style style:name="P90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8c881a"/>
    </style:style>
    <style:style style:name="P91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/>
      <style:text-properties officeooo:paragraph-rsid="0009a129"/>
    </style:style>
    <style:style style:name="P92" style:family="paragraph" style:parent-style-name="Standard" style:list-style-name="L1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09a129"/>
    </style:style>
    <style:style style:name="P93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7924d5"/>
    </style:style>
    <style:style style:name="P94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normal" officeooo:paragraph-rsid="004a95d3" style:font-weight-asian="normal" style:font-weight-complex="normal"/>
    </style:style>
    <style:style style:name="P95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bold" officeooo:rsid="00935016" officeooo:paragraph-rsid="00935016" style:font-weight-asian="bold" style:font-weight-complex="bold"/>
    </style:style>
    <style:style style:name="P96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rsid="00935016" officeooo:paragraph-rsid="00935016"/>
    </style:style>
    <style:style style:name="P97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61e4ca"/>
    </style:style>
    <style:style style:name="P98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99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6a3b64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6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1" style:family="paragraph" style:parent-style-name="Standard" style:list-style-name="L7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2" style:family="paragraph" style:parent-style-name="Standard" style:list-style-name="L8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3" style:family="paragraph" style:parent-style-name="Standard" style:list-style-name="L9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4" style:family="paragraph" style:parent-style-name="Standard" style:list-style-name="L1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09a129" style:font-size-asian="9.60000038146973pt" style:font-weight-asian="bold" style:font-size-complex="11pt" style:font-weight-complex="bold"/>
    </style:style>
    <style:style style:name="P105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106" style:family="paragraph" style:parent-style-name="Standard">
      <loext:graphic-properties draw:fill="none" draw:fill-color="#ffffff" draw:opacity="100%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/>
      <style:text-properties style:font-name="Serif" fo:font-size="13pt" style:text-underline-style="none" fo:font-weight="bold" officeooo:rsid="00b6b3da" officeooo:paragraph-rsid="00d264d6" style:font-size-asian="11.3500003814697pt" style:font-weight-asian="bold" style:font-size-complex="13pt" style:font-weight-complex="bold"/>
    </style:style>
    <style:style style:name="P107" style:family="paragraph">
      <loext:graphic-properties draw:fill="none" draw:fill-color="#ffffff"/>
    </style:style>
    <style:style style:name="P108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4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7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8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9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0" style:family="text">
      <style:text-properties style:font-name="Serif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11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2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4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15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16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7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824a24" style:font-size-asian="11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27" style:family="text">
      <style:text-properties style:font-name="Serif" fo:font-size="11pt" style:text-underline-style="none" style:font-size-asian="11pt" style:font-size-complex="11pt"/>
    </style:style>
    <style:style style:name="T28" style:family="text">
      <style:text-properties style:font-name="Serif" fo:font-size="11pt" style:text-underline-style="none" officeooo:rsid="0024fc74" style:font-size-asian="11pt" style:font-size-complex="11pt"/>
    </style:style>
    <style:style style:name="T29" style:family="text">
      <style:text-properties style:font-name="Serif" fo:font-size="11pt" style:text-underline-style="none" officeooo:rsid="009e2be9" style:font-size-asian="11pt" style:font-size-complex="11pt"/>
    </style:style>
    <style:style style:name="T30" style:family="text">
      <style:text-properties style:font-name="Serif" fo:font-size="11pt" style:text-underline-style="none" officeooo:rsid="00adab06" style:font-size-asian="11pt" style:font-size-complex="11pt"/>
    </style:style>
    <style:style style:name="T31" style:family="text">
      <style:text-properties style:font-name="Serif" fo:font-size="11pt" style:text-underline-style="none" officeooo:rsid="00aef97e" style:font-size-asian="11pt" style:font-size-complex="11pt"/>
    </style:style>
    <style:style style:name="T32" style:family="text">
      <style:text-properties style:font-name="Serif" fo:font-size="11pt" style:text-underline-style="none" officeooo:rsid="00b11eac" style:font-size-asian="11pt" style:font-size-complex="11pt"/>
    </style:style>
    <style:style style:name="T33" style:family="text">
      <style:text-properties style:font-name="Serif" fo:font-size="11pt" style:text-underline-style="none" officeooo:rsid="0084226a" style:font-size-asian="11pt" style:font-size-complex="11pt"/>
    </style:style>
    <style:style style:name="T34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6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7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8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39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40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41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42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43" style:family="text">
      <style:text-properties style:font-name="Serif" fo:font-size="11pt" style:text-underline-style="none" fo:font-weight="bold" officeooo:rsid="007a921a" style:font-size-asian="11pt" style:font-weight-asian="bold" style:font-size-complex="11pt" style:font-weight-complex="bold"/>
    </style:style>
    <style:style style:name="T44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officeooo:rsid="0084226a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fo:font-weight="bold" officeooo:rsid="00850711" style:font-size-asian="11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officeooo:rsid="00824a24" style:font-size-asian="11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officeooo:rsid="004a95d3" style:font-size-asian="9.60000038146973pt" style:font-size-complex="11pt"/>
    </style:style>
    <style:style style:name="T51" style:family="text">
      <style:text-properties style:font-name="Serif" fo:font-size="11pt" style:text-underline-style="none" officeooo:rsid="004b94ff" style:font-size-asian="9.60000038146973pt" style:font-size-complex="11pt"/>
    </style:style>
    <style:style style:name="T52" style:family="text">
      <style:text-properties style:font-name="Serif" fo:font-size="11pt" style:text-underline-style="none" officeooo:rsid="004d8056" style:font-size-asian="9.60000038146973pt" style:font-size-complex="11pt"/>
    </style:style>
    <style:style style:name="T53" style:family="text">
      <style:text-properties style:font-name="Serif" fo:font-size="11pt" fo:font-weight="normal" style:font-size-asian="9.60000038146973pt" style:font-weight-asian="normal" style:font-size-complex="11pt" style:font-weight-complex="normal"/>
    </style:style>
    <style:style style:name="T54" style:family="text">
      <style:text-properties style:font-name="Serif" fo:font-size="11pt" fo:font-weight="normal" officeooo:rsid="004a95d3" style:font-size-asian="9.60000038146973pt" style:font-weight-asian="normal" style:font-size-complex="11pt" style:font-weight-complex="normal"/>
    </style:style>
    <style:style style:name="T55" style:family="text">
      <style:text-properties style:font-name="Serif" fo:font-size="11pt" fo:font-weight="normal" officeooo:rsid="0090a023" style:font-size-asian="9.60000038146973pt" style:font-weight-asian="normal" style:font-size-complex="11pt" style:font-weight-complex="normal"/>
    </style:style>
    <style:style style:name="T56" style:family="text">
      <style:text-properties style:font-name="Serif" fo:font-size="11pt" fo:font-weight="normal" officeooo:rsid="008e5bdd" style:font-size-asian="9.60000038146973pt" style:font-weight-asian="normal" style:font-size-complex="11pt" style:font-weight-complex="normal"/>
    </style:style>
    <style:style style:name="T57" style:family="text">
      <style:text-properties style:font-name="Serif" fo:font-size="11pt" fo:font-weight="normal" officeooo:rsid="0094b5b7" style:font-size-asian="9.60000038146973pt" style:font-weight-asian="normal" style:font-size-complex="11pt" style:font-weight-complex="normal"/>
    </style:style>
    <style:style style:name="T58" style:family="text">
      <style:text-properties style:font-name="Serif" fo:font-size="11pt" fo:font-weight="bold" officeooo:rsid="0090a023" style:font-size-asian="9.60000038146973pt" style:font-weight-asian="bold" style:font-size-complex="11pt" style:font-weight-complex="bold"/>
    </style:style>
    <style:style style:name="T59" style:family="text">
      <style:text-properties style:font-name="Serif" fo:font-size="11pt" style:font-size-asian="9.60000038146973pt" style:font-size-complex="11pt"/>
    </style:style>
    <style:style style:name="T60" style:family="text">
      <style:text-properties style:font-name="Serif" fo:font-size="11pt" officeooo:rsid="008e5bdd" style:font-size-asian="9.60000038146973pt" style:font-size-complex="11pt"/>
    </style:style>
    <style:style style:name="T61" style:family="text">
      <style:text-properties style:font-name="Serif" style:text-underline-style="non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65dfe" style:font-weight-asian="normal" style:font-weight-complex="normal"/>
    </style:style>
    <style:style style:name="T64" style:family="text">
      <style:text-properties fo:font-weight="normal" officeooo:rsid="0047169e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58e717" style:font-weight-asian="bold" style:font-weight-complex="bold"/>
    </style:style>
    <style:style style:name="T67" style:family="text">
      <style:text-properties officeooo:rsid="00f23c71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style:font-size-asian="11pt"/>
    </style:style>
    <style:style style:name="T70" style:family="text">
      <style:text-properties style:text-underline-style="none" officeooo:rsid="003cdb35" style:font-size-asian="11pt"/>
    </style:style>
    <style:style style:name="T71" style:family="text">
      <style:text-properties style:text-underline-style="none" officeooo:rsid="0043ee31" style:font-size-asian="11pt"/>
    </style:style>
    <style:style style:name="T72" style:family="text">
      <style:text-properties style:text-underline-style="none" officeooo:rsid="006d7a85" style:font-size-asian="11pt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style:text-underline-style="none" fo:font-weight="bold" style:font-size-asian="11pt" style:font-weight-asian="bold" style:font-weight-complex="bold"/>
    </style:style>
    <style:style style:name="T75" style:family="text">
      <style:text-properties style:text-underline-style="none" fo:font-weight="bold" officeooo:rsid="007b862a" style:font-size-asian="11pt" style:font-weight-asian="bold" style:font-weight-complex="bold"/>
    </style:style>
    <style:style style:name="T76" style:family="text">
      <style:text-properties officeooo:rsid="00c92c92"/>
    </style:style>
    <style:style style:name="T77" style:family="text">
      <style:text-properties style:text-position="super 58%"/>
    </style:style>
    <style:style style:name="T78" style:family="text">
      <style:text-properties style:text-position="super 58%" fo:font-weight="normal" officeooo:rsid="0047169e" style:font-weight-asian="normal" style:font-weight-complex="normal"/>
    </style:style>
    <style:style style:name="T79" style:family="text">
      <style:text-properties officeooo:rsid="00221c4b"/>
    </style:style>
    <style:style style:name="T80" style:family="text">
      <style:text-properties fo:font-size="13pt" style:font-size-asian="13pt" style:font-size-complex="13pt"/>
    </style:style>
    <style:style style:name="T81" style:family="text">
      <style:text-properties fo:font-size="13pt" officeooo:rsid="009c51e0" style:font-size-asian="13pt" style:font-size-complex="13pt"/>
    </style:style>
    <style:style style:name="T82" style:family="text">
      <style:text-properties officeooo:rsid="00579383"/>
    </style:style>
    <style:style style:name="T83" style:family="text">
      <style:text-properties officeooo:rsid="005c2747"/>
    </style:style>
    <style:style style:name="T84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85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86" style:family="text">
      <style:text-properties style:text-line-through-style="none" style:text-line-through-type="none" style:font-name="Serif" style:text-underline-style="none" fo:font-weight="normal" style:font-weight-asian="normal" style:font-weight-complex="normal"/>
    </style:style>
    <style:style style:name="T87" style:family="text">
      <style:text-properties officeooo:rsid="008ae16d"/>
    </style:style>
    <style:style style:name="T88" style:family="text">
      <style:text-properties officeooo:rsid="009bc11f"/>
    </style:style>
    <style:style style:name="T89" style:family="text">
      <style:text-properties officeooo:rsid="00a28395"/>
    </style:style>
    <style:style style:name="T90" style:family="text">
      <style:text-properties officeooo:rsid="00a564ec"/>
    </style:style>
    <style:style style:name="T91" style:family="text">
      <style:text-properties officeooo:rsid="00b3970d"/>
    </style:style>
    <style:style style:name="T92" style:family="text">
      <style:text-properties officeooo:rsid="00b842d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48"/>
      <text:p text:style-name="P53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56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54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55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8">http://habib.tech</text:span></text:a></text:p>
      <text:p text:style-name="P35"/>
      <text:p text:style-name="P105">Objective</text:p>
      <text:p text:style-name="P33">To secure a position where I can show my analytical skills <text:span text:style-name="T92">and abilities and learn about</text:span> <text:span text:style-name="T92">new technologies.</text:span></text:p>
      <text:p text:style-name="P34"/>
      <text:p text:style-name="P38">Summary</text:p>
      <text:p text:style-name="P52"/>
      <text:p text:style-name="P40"><text:span text:style-name="T62">I’m </text:span><text:span text:style-name="T65">Habibur Rahman</text:span><text:span text:style-name="T62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65">NCPC</text:span><text:span text:style-name="T62">) and </text:span><text:span text:style-name="T65">ACM-ICPC</text:span><text:span text:style-name="T62"> Dhaka Regional. Currently, I am solving problems in several judges like </text:span><text:span text:style-name="T65">Codeforces</text:span><text:span text:style-name="T62">, </text:span><text:span text:style-name="T65">Codechef</text:span><text:span text:style-name="T62"> etc.</text:span></text:p>
      <text:p text:style-name="P47"/>
      <text:p text:style-name="P42">I love to take challenges and learn <text:span text:style-name="T87">something new</text:span>.</text:p>
      <text:p text:style-name="P51"/>
      <text:p text:style-name="P49">Language Activit<text:span text:style-name="T90">y</text:span></text:p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>C++</text:p>
          </table:table-cell>
          <table:table-cell table:style-name="Table1.B1" office:value-type="string">
            <text:p text:style-name="P36"><draw:custom-shape text:anchor-type="paragraph" draw:z-index="5" draw:name="Shape1" draw:style-name="gr1" draw:text-style-name="P107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108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63">Java</text:p>
          </table:table-cell>
          <table:table-cell table:style-name="Table1.B1" office:value-type="string">
            <text:p text:style-name="P37"><draw:custom-shape text:anchor-type="paragraph" draw:z-index="7" draw:name="Shape1" draw:style-name="gr1" draw:text-style-name="P107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108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62">Python</text:p>
          </table:table-cell>
          <table:table-cell table:style-name="Table1.B1" office:value-type="string">
            <text:p text:style-name="P37"><draw:custom-shape text:anchor-type="paragraph" draw:z-index="9" draw:name="Shape1" draw:style-name="gr1" draw:text-style-name="P107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108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61">PHP</text:p>
          </table:table-cell>
          <table:table-cell table:style-name="Table1.B1" office:value-type="string">
            <text:p text:style-name="P37"><draw:custom-shape text:anchor-type="paragraph" draw:z-index="11" draw:name="Shape1" draw:style-name="gr1" draw:text-style-name="P107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108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60">C#</text:p>
          </table:table-cell>
          <table:table-cell table:style-name="Table1.B1" office:value-type="string">
            <text:p text:style-name="P37"><draw:custom-shape text:anchor-type="paragraph" draw:z-index="13" draw:name="Shape1" draw:style-name="gr1" draw:text-style-name="P107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108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59">MySQL</text:p>
          </table:table-cell>
          <table:table-cell table:style-name="Table1.B1" office:value-type="string">
            <text:p text:style-name="P37"><draw:custom-shape text:anchor-type="paragraph" draw:z-index="15" draw:name="Shape1" draw:style-name="gr1" draw:text-style-name="P107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108" svg:x1="0.0811in" svg:y1="0.0791in" svg:x2="2.2382in" svg:y2="0.0791in"><text:p/></draw:line></text:p>
          </table:table-cell>
        </table:table-row>
      </table:table>
      <text:p text:style-name="P86">Competitive Coding</text:p>
      <text:p text:style-name="P29"/>
      <text:list xml:id="list4856557505687946103" text:style-name="L1">
        <text:list-item>
          <text:p text:style-name="P65">Participated in the <text:a xlink:type="simple" xlink:href="https://icpc.baylor.edu/ICPCID/ZRGSWBPI6H06" text:style-name="Internet_20_link" text:visited-style-name="Visited_20_Internet_20_Link"><text:span text:style-name="T73">ACM-ICPC</text:span></text:a> Dhaka Regional in 2016;</text:p>
        </text:list-item>
        <text:list-item>
          <text:p text:style-name="P65">Participated in the <text:a xlink:type="simple" xlink:href="https://icpc.baylor.edu/ICPCID/ZRGSWBPI6H06" text:style-name="Internet_20_link" text:visited-style-name="Visited_20_Internet_20_Link"><text:span text:style-name="T73">NCPC</text:span></text:a> in 2015 <text:span text:style-name="T83">and</text:span> 2016;</text:p>
        </text:list-item>
        <text:list-item>
          <text:p text:style-name="P66">Runner <text:span text:style-name="T82">up</text:span> in the <text:span text:style-name="T65">IEEE RoboTour and Programming Contest</text:span> in 2015;</text:p>
        </text:list-item>
        <text:list-item>
          <text:p text:style-name="P67">Participated in the <text:span text:style-name="T65">IUT I</text:span><text:span text:style-name="T66">nter </text:span><text:span text:style-name="T65">U</text:span><text:span text:style-name="T66">niversity </text:span><text:span text:style-name="T65">P</text:span><text:span text:style-name="T66">rogramming </text:span><text:span text:style-name="T65">C</text:span><text:span text:style-name="T66">ontest</text:span> in 2016;</text:p>
        </text:list-item>
        <text:list-item>
          <text:p text:style-name="P67">Participated in the <text:span text:style-name="T65">BUET I</text:span><text:span text:style-name="T66">nter </text:span><text:span text:style-name="T65">U</text:span><text:span text:style-name="T66">niversity </text:span><text:span text:style-name="T65">P</text:span><text:span text:style-name="T66">rogramming </text:span><text:span text:style-name="T65">C</text:span><text:span text:style-name="T66">ontest</text:span> in 2015;</text:p>
        </text:list-item>
        <text:list-item>
          <text:p text:style-name="P68">Participated in the <text:span text:style-name="T65">RUET Intra University Programming Contest</text:span> in 2014;</text:p>
        </text:list-item>
        <text:list-item>
          <text:p text:style-name="P97"><text:span text:style-name="T11">Participated in </text:span><text:span text:style-name="T38">5</text:span><text:span text:style-name="T41">0</text:span><text:span text:style-name="T16">+</text:span><text:span text:style-name="T11"> contests in </text:span><text:a xlink:type="simple" xlink:href="http://codeforces.com/profile/habib_rahman" text:style-name="Internet_20_link" text:visited-style-name="Visited_20_Internet_20_Link"><text:span text:style-name="T85">Codeforces</text:span></text:a><text:span text:style-name="T12">, </text:span><text:span text:style-name="T11">Username: habib_</text:span><text:span text:style-name="T13">rahman</text:span><text:span text:style-name="T11">, Rating: 1448</text:span><text:span text:style-name="T12">;</text:span></text:p>
        </text:list-item>
        <text:list-item>
          <text:p text:style-name="P98"><text:span text:style-name="T11">Participated in </text:span><text:span text:style-name="T39">2</text:span><text:span text:style-name="T41">0</text:span><text:span text:style-name="T16">+</text:span><text:span text:style-name="T11"> contests in </text:span><text:a xlink:type="simple" xlink:href="https://www.codechef.com/users/habib_ruet" text:style-name="Internet_20_link" text:visited-style-name="Visited_20_Internet_20_Link"><text:span text:style-name="T19">Codechef</text:span></text:a><text:span text:style-name="T12">, </text:span><text:span text:style-name="T11">Username: habib_ruet, Rating: </text:span><text:span text:style-name="T14">1977</text:span><text:span text:style-name="T12">;</text:span></text:p>
        </text:list-item>
        <text:list-item>
          <text:p text:style-name="P87"><text:span text:style-name="T11">Participated in </text:span><text:span text:style-name="T42">15</text:span><text:span text:style-name="T16">+</text:span><text:span text:style-name="T11"> contests in </text:span><text:a xlink:type="simple" xlink:href="https://toph.co/u/habib_rahman" text:style-name="Internet_20_link" text:visited-style-name="Visited_20_Internet_20_Link"><text:span text:style-name="T26">Toph</text:span></text:a><text:span text:style-name="T12">, </text:span><text:span text:style-name="T11">Username: habib_r</text:span><text:span text:style-name="T21">ahman</text:span><text:span text:style-name="T12">;</text:span></text:p>
        </text:list-item>
        <text:list-item>
          <text:p text:style-name="P99"><text:span text:style-name="T70">S</text:span><text:span text:style-name="T69">olved </text:span><text:span text:style-name="T74">19</text:span><text:span text:style-name="T75">5</text:span><text:span text:style-name="T72">+</text:span><text:span text:style-name="T69"> Problems in </text:span><text:a xlink:type="simple" xlink:href="http://lightoj.com/volume_userstat.php?user_id=9823" text:style-name="Internet_20_link" text:visited-style-name="Visited_20_Internet_20_Link"><text:span text:style-name="T71">Light OJ</text:span></text:a><text:span text:style-name="T69">, User ID: 9823;</text:span></text:p>
        </text:list-item>
        <text:list-item>
          <text:p text:style-name="P88"><text:span text:style-name="T15">Solved </text:span><text:span text:style-name="T40">17</text:span><text:span text:style-name="T44">5</text:span><text:span text:style-name="T20">+</text:span><text:span text:style-name="T15"> </text:span><text:span text:style-name="T16">Problems in </text:span><text:a xlink:type="simple" xlink:href="http://uhunt.felix-halim.net/id/234262" text:style-name="Internet_20_link" text:visited-style-name="Visited_20_Internet_20_Link"><text:span text:style-name="T17">Uva </text:span></text:a><text:a xlink:type="simple" xlink:href="http://uhunt.felix-halim.net/id/234262" text:style-name="Internet_20_link" text:visited-style-name="Visited_20_Internet_20_Link"><text:span text:style-name="T86">Online Judge</text:span></text:a><text:span text:style-name="T18">, </text:span><text:span text:style-name="T20">User ID: 234262</text:span></text:p>
        </text:list-item>
        <text:list-item>
          <text:p text:style-name="P93"><text:span text:style-name="T20">S</text:span><text:span text:style-name="T2">olved </text:span><text:span text:style-name="T43">2</text:span><text:span text:style-name="T44">5</text:span><text:span text:style-name="T22">+ Problems in </text:span><text:a xlink:type="simple" xlink:href="http://www.spoj.com/users/habib_rahman/" text:style-name="Internet_20_link" text:visited-style-name="Visited_20_Internet_20_Link"><text:span text:style-name="T84">SPOJ</text:span></text:a><text:span text:style-name="T22">, Username: habib_rahman</text:span></text:p>
        </text:list-item>
      </text:list>
      <text:p text:style-name="P83"/>
      <text:p text:style-name="P18"><text:span text:style-name="T67">OS, </text:span>Tools &amp; Libraries</text:p>
      <text:p text:style-name="P28"/>
      <text:p text:style-name="P1">Linux (Ubuntu <text:span text:style-name="T79">16.04 LTS</text:span>), <text:span text:style-name="T1">Windows 10 Pro, Eclipse, Netbeans, CodeBlocks, Spyder, SublimeText, gedit etc.</text:span></text:p>
      <text:p text:style-name="P20"><text:soft-page-break/>Projects</text:p>
      <text:p text:style-name="P9"/>
      <text:list xml:id="list2860926178634175288" text:style-name="L2">
        <text:list-item>
          <text:p text:style-name="P73"><text:a xlink:type="simple" xlink:href="https://github.com/habibrahmanbd/BanglaPDFtoBanglaDOC" text:style-name="Internet_20_link" text:visited-style-name="Visited_20_Internet_20_Link"><text:span text:style-name="T68">Bangla PDF to Bangla DOC Converter</text:span></text:a></text:p>
          <text:p text:style-name="P69"><text:s text:c="5"/>Year: 2017, Language: JAVA</text:p>
        </text:list-item>
      </text:list>
      <text:p text:style-name="P15"><text:s text:c="5"/>“Software to Convert PDF to DOC for Bangla <text:s text:c="2"/>Language”</text:p>
      <text:p text:style-name="P4"/>
      <text:list xml:id="list7051617053769888968" text:style-name="L3">
        <text:list-item>
          <text:p text:style-name="P74"><text:a xlink:type="simple" xlink:href="https://github.com/habibrahmanbd/onlinelabsystem" text:style-name="Internet_20_link" text:visited-style-name="Visited_20_Internet_20_Link"><text:span text:style-name="T68">Online Judging System</text:span></text:a></text:p>
          <text:p text:style-name="P70"><text:s text:c="6"/>Year: 2015, Language: HTML, CSS &amp; PHP</text:p>
          <text:p text:style-name="P80"><text:s text:c="5"/>“Online ju<text:span text:style-name="T76">dg</text:span>e for programming contest and problem solving”</text:p>
        </text:list-item>
      </text:list>
      <text:p text:style-name="P5"/>
      <text:list xml:id="list7387574584544470664" text:style-name="L4">
        <text:list-item>
          <text:p text:style-name="P75"><text:a xlink:type="simple" xlink:href="https://github.com/habibrahmanbd/nirob-blood-app/" text:style-name="Internet_20_link" text:visited-style-name="Visited_20_Internet_20_Link"><text:span text:style-name="T68">Blood Bank Management</text:span></text:a></text:p>
          <text:p text:style-name="P71"><text:s text:c="5"/>Year: 2014, Language: JAVA</text:p>
          <text:p text:style-name="P81"><text:s text:c="5"/>“Software for Blood Bank Management”</text:p>
        </text:list-item>
      </text:list>
      <text:p text:style-name="P6"/>
      <text:list xml:id="list4114133706509440536" text:style-name="L5">
        <text:list-item>
          <text:p text:style-name="P76"><text:a xlink:type="simple" xlink:href="https://github.com/habibrahmanbd/Game-Rakhal-v1.0/" text:style-name="Internet_20_link" text:visited-style-name="Visited_20_Internet_20_Link"><text:span text:style-name="T68">Game Rakhal</text:span></text:a></text:p>
          <text:p text:style-name="P72"><text:s text:c="5"/>Year: 2014, Language: JAVA</text:p>
          <text:p text:style-name="P82"><text:s text:c="5"/>“Interesting Desktop Game”</text:p>
          <text:p text:style-name="P78"/>
        </text:list-item>
        <text:list-item>
          <text:p text:style-name="P77"><text:a xlink:type="simple" xlink:href="https://github.com/habibrahmanbd/dailyCalorieCalculator" text:style-name="Internet_20_link" text:visited-style-name="Visited_20_Internet_20_Link"><text:span text:style-name="T68">Daily Calorie Calculator</text:span></text:a></text:p>
          <text:p text:style-name="P72"><text:s text:c="5"/>Year: 2014, Language: JAVA</text:p>
          <text:p text:style-name="P82"><text:s text:c="5"/>“Application for calculation of daily Life Calorie”</text:p>
        </text:list-item>
      </text:list>
      <text:p text:style-name="P24"/>
      <text:p text:style-name="P21">Education<text:span text:style-name="T89">s</text:span></text:p>
      <text:p text:style-name="P11"/>
      <text:p text:style-name="P58">Rajshahi University of Engineering &amp; Technology</text:p>
      <text:p text:style-name="P45">Bachelor of <text:span text:style-name="T62">Computer Science and Engineering</text:span></text:p>
      <text:p text:style-name="P41">2013-2017</text:p>
      <text:p text:style-name="P41">CGPA: <text:span text:style-name="T65">3.77 </text:span><text:span text:style-name="T63">out of</text:span><text:span text:style-name="T62"> 4.00 </text:span><text:span text:style-name="T64">(Up to 7</text:span><text:span text:style-name="T78">th</text:span><text:span text:style-name="T64"> Semester)</text:span></text:p>
      <text:p text:style-name="P46"/>
      <text:p text:style-name="P39">Achievements</text:p>
      <text:p text:style-name="P44"/>
      <text:list xml:id="list7577787857723967920" text:style-name="L6">
        <text:list-item>
          <text:p text:style-name="P100">ACM-ICPC Dhaka Regional-2016</text:p>
        </text:list-item>
      </text:list>
      <text:p text:style-name="P43"><text:s text:c="5"/>20<text:span text:style-name="T77">th</text:span> , Rajshahi Divisional Champion,</text:p>
      <text:p text:style-name="P43"><text:s text:c="5"/>Top 10 University Awards</text:p>
      <text:p text:style-name="P43"/>
      <text:list xml:id="list6482701872965276585" text:style-name="L7">
        <text:list-item>
          <text:p text:style-name="P101">IUPC, IUT Fest - 2016</text:p>
        </text:list-item>
      </text:list>
      <text:p text:style-name="P43"><text:s text:c="5"/>17<text:span text:style-name="T77">th</text:span> Position</text:p>
      <text:p text:style-name="P43"/>
      <text:list xml:id="list4460256183639593007" text:style-name="L8">
        <text:list-item>
          <text:p text:style-name="P102">IUPC, IEEE RUET, Student Branch</text:p>
        </text:list-item>
      </text:list>
      <text:p text:style-name="P43"><text:s text:c="5"/>2015, Runners Up</text:p>
      <text:p text:style-name="P43"/>
      <text:list xml:id="list8366157172360997263" text:style-name="L9">
        <text:list-item>
          <text:p text:style-name="P103">Intra University Day Programming Contest</text:p>
        </text:list-item>
      </text:list>
      <text:p text:style-name="P43"><text:s text:c="5"/>2014, 4<text:span text:style-name="T77">th</text:span> Position</text:p>
      <text:p text:style-name="P43"/>
      <text:p text:style-name="P23"><text:soft-page-break/>Research</text:p>
      <text:p text:style-name="P12"/>
      <text:list xml:id="list53605865638473611" text:style-name="L10">
        <text:list-item>
          <text:p text:style-name="P89"><text:span text:style-name="T54">Topic: </text:span><text:a xlink:type="simple" xlink:href="https://github.com/habibrahmanbd/PWPS" text:style-name="Internet_20_link" text:visited-style-name="Visited_20_Internet_20_Link"><text:span text:style-name="T48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4"><text:span text:style-name="T50"><text:s text:c="5"/></text:span><text:span text:style-name="T51">Field: </text:span><text:span text:style-name="T49">Natural Language Processing</text:span></text:p>
                              <text:p text:style-name="P94"><text:span text:style-name="T51"><text:s text:c="5"/></text:span><text:span text:style-name="T52">Undergraduate Research, CSE, RUET</text:span></text:p>
                              <text:p text:style-name="P8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Experience<text:span text:style-name="T88">s</text:span></text:p>
      <text:p text:style-name="P10"/>
      <text:list xml:id="list2964738965500282550" text:style-name="L11">
        <text:list-item>
          <text:p text:style-name="P79">Problem Setter and Judge</text:p>
          <text:list>
            <text:list-item>
              <text:list>
                <text:list-item>
                  <text:list>
                    <text:list-header>
                      <text:p text:style-name="P91"><text:span text:style-name="T24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25">Devskill Coding Contest - 15</text:span></text:a>”</text:p>
                    </text:list-header>
                  </text:list>
                </text:list-item>
              </text:list>
            </text:list-item>
          </text:list>
        </text:list-item>
      </text:list>
      <text:p text:style-name="P16"/>
      <text:list xml:id="list224359639704777" text:continue-numbering="true" text:style-name="L11">
        <text:list-item>
          <text:p text:style-name="P104">Problem Setter and Judge</text:p>
          <text:list>
            <text:list-header>
              <text:p text:style-name="P92"><text:span text:style-name="T2"><text:s text:c="5"/>“</text:span><text:a xlink:type="simple" xlink:href="https://www.hackerrank.com/contests/codesmash-17" text:style-name="Internet_20_link" text:visited-style-name="Visited_20_Internet_20_Link"><text:span text:style-name="T10">Codesmash’17</text:span></text:a>”</text:p>
            </text:list-header>
          </text:list>
        </text:list-item>
      </text:list>
      <text:p text:style-name="P32"/>
      <text:p text:style-name="P22">Profiles</text:p>
      <text:p text:style-name="P13"/>
      <text:p text:style-name="P30"><text:a xlink:type="simple" xlink:href="https://linkedin.com/in/habibrahmanbd/" text:style-name="Internet_20_link" text:visited-style-name="Visited_20_Internet_20_Link"><text:span text:style-name="T61">LinkedIn</text:span></text:a><text:span text:style-name="T4"> </text:span><text:span text:style-name="T34">|</text:span><text:span text:style-name="T4"> </text:span><text:a xlink:type="simple" xlink:href="https://icpc.baylor.edu/ICPCID/ZRGSWBPI6H06" text:style-name="Internet_20_link" text:visited-style-name="Visited_20_Internet_20_Link"><text:span text:style-name="T61">ICPCID</text:span></text:a><text:span text:style-name="T4"> </text:span><text:span text:style-name="T34">|</text:span><text:span text:style-name="T4"> </text:span><text:a xlink:type="simple" xlink:href="https://github.com/habibrahmanbd" text:style-name="Internet_20_link" text:visited-style-name="Visited_20_Internet_20_Link"><text:span text:style-name="T5">Github</text:span></text:a><text:span text:style-name="T27"> </text:span><text:span text:style-name="T35">|</text:span><text:span text:style-name="T29"> </text:span><text:a xlink:type="simple" xlink:href="http://blog.habib.tech/" text:style-name="Internet_20_link" text:visited-style-name="Visited_20_Internet_20_Link"><text:span text:style-name="T5">Blog</text:span></text:a><text:span text:style-name="T27"> </text:span><text:span text:style-name="T36">| </text:span><text:a xlink:type="simple" xlink:href="http://codeforces.com/profile/habib_rahman" text:style-name="Internet_20_link" text:visited-style-name="Visited_20_Internet_20_Link"><text:span text:style-name="T6">Codeforces</text:span></text:a></text:p>
      <text:p text:style-name="P31"><text:a xlink:type="simple" xlink:href="https://www.codechef.com/users/habib_ruet" text:style-name="Internet_20_link" text:visited-style-name="Visited_20_Internet_20_Link"><text:span text:style-name="T6">Codechef</text:span></text:a><text:span text:style-name="T30"> </text:span><text:span text:style-name="T45">|</text:span><text:span text:style-name="T33"> </text:span><text:a xlink:type="simple" xlink:href="http://uhunt.felix-halim.net/id/234262" text:style-name="Internet_20_link" text:visited-style-name="Visited_20_Internet_20_Link"><text:span text:style-name="T7">Uva Online Judge</text:span></text:a><text:span text:style-name="T27"> </text:span><text:span text:style-name="T37">|</text:span><text:span text:style-name="T31"> </text:span><text:a xlink:type="simple" xlink:href="https://toph.co/u/habib_rahman" text:style-name="Internet_20_link" text:visited-style-name="Visited_20_Internet_20_Link"><text:span text:style-name="T8">Toph</text:span></text:a><text:span text:style-name="T27"> </text:span><text:span text:style-name="T46">|</text:span><text:span text:style-name="T32"> </text:span><text:a xlink:type="simple" xlink:href="http://lightoj.com/volume_userstat.php?user_id=9823" text:style-name="Internet_20_link" text:visited-style-name="Visited_20_Internet_20_Link"><text:span text:style-name="T17">Light OJ</text:span></text:a><text:span text:style-name="T9"> </text:span><text:span text:style-name="T47">|</text:span><text:span text:style-name="T23"> </text:span><text:a xlink:type="simple" xlink:href="http://www.spoj.com/users/habib_rahman/" text:style-name="Internet_20_link" text:visited-style-name="Visited_20_Internet_20_Link"><text:span text:style-name="T84">SPOJ</text:span></text:a></text:p>
      <text:p text:style-name="P25"/>
      <text:p text:style-name="P27"><text:span text:style-name="T80">Language</text:span><text:span text:style-name="T81">s</text:span></text:p>
      <text:p text:style-name="P14"/>
      <text:list xml:id="list1062140033482322309" text:style-name="L12">
        <text:list-item>
          <text:p text:style-name="P90"><text:span text:style-name="T58">English</text:span><text:span text:style-name="T55"><text:line-break/> <text:s text:c="4"/>“</text:span><text:span text:style-name="T56">Elementary Proficiency”</text:span></text:p>
          <text:p text:style-name="P84"/>
        </text:list-item>
        <text:list-item>
          <text:p text:style-name="P95"><text:span text:style-name="T60">B</text:span><text:span text:style-name="T59">angla</text:span></text:p>
          <text:p text:style-name="P96"><text:span text:style-name="T53"><text:s text:c="5"/>“Native </text:span><text:span text:style-name="T57">or Bilingual Proficiency”</text:span></text:p>
        </text:list-item>
      </text:list>
      <text:p text:style-name="P26"/>
      <text:p text:style-name="P17">Reference</text:p>
      <text:p text:style-name="P8"/>
      <text:p text:style-name="P7">Barshon Sen,</text:p>
      <text:p text:style-name="P7">Lecturer,</text:p>
      <text:p text:style-name="P7">Computer Science &amp; Engineering,</text:p>
      <text:p text:style-name="P7">Rajshahi University of Engineering and Technology.</text:p>
      <text:p text:style-name="P2">E-mail: <text:span text:style-name="T91">sen.barshon@gmail.com</text:span></text:p>
      <text:p text:style-name="P3">Cell: <text:span text:style-name="T91">+88 01672 340 09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" svg:font-family="" style:font-family-generic="roman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47A438DB07CDB76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09-24T22:43:54.379629915</dc:date>
    <meta:editing-duration>PT5H4M32S</meta:editing-duration>
    <meta:editing-cycles>164</meta:editing-cycles>
    <meta:generator>LibreOffice/5.1.6.2$Linux_X86_64 LibreOffice_project/10m0$Build-2</meta:generator>
    <meta:document-statistic meta:table-count="1" meta:image-count="5" meta:object-count="0" meta:page-count="3" meta:paragraph-count="89" meta:word-count="495" meta:character-count="3197" meta:non-whitespace-character-count="2723"/>
  </office:meta>
</office:document-meta>
</file>